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, 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T1" style:family="text">
      <style:text-properties officeooo:rsid="000f953f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0f953f"/>
    </style:style>
    <style:style style:name="T4" style:family="text">
      <style:text-properties style:font-name="Liberation Mono" fo:font-size="11pt" style:font-size-asian="11pt" style:font-size-complex="11pt"/>
    </style:style>
    <style:style style:name="T5" style:family="text">
      <style:text-properties style:font-name="Liberation Mono" fo:font-size="11pt" officeooo:rsid="000f953f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0f953f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Grader,</text:p>
      <text:p text:style-name="P1">This project is externally hosted on github and youtube. <text:s/></text:p>
      <text:p text:style-name="P1"/>
      <text:p text:style-name="P1">The project files maybe found at:</text:p>
      <text:p text:style-name="Standard"><text:a xlink:type="simple" xlink:href="https://github.com/fractalclockwork/Math425" text:style-name="Internet_20_link" text:visited-style-name="Visited_20_Internet_20_Link"><text:span text:style-name="T2">https://github.com/fractalclockwork/Math425</text:span></text:a></text:p>
      <text:p text:style-name="P1"/>
      <text:p text:style-name="P1">The README.md file provides installation and usage instructions and can be found here:</text:p>
      <text:p text:style-name="Standard"><text:a xlink:type="simple" xlink:href="https://github.com/fractalclockwork/Math425/blob/main/README.md" text:style-name="Internet_20_link" text:visited-style-name="Visited_20_Internet_20_Link"><text:span text:style-name="T2">https://github.com/fractalclockwork/Math425/blob/main/README.md</text:span></text:a></text:p>
      <text:p text:style-name="P1"/>
      <text:p text:style-name="P1">The README.md file also contains a link to the video presentation on YouTube and is also provided below:</text:p>
      <text:p text:style-name="Standard"><text:a xlink:type="simple" xlink:href="https://www.youtube.com/watch?v=RhzNblmp0FA" text:style-name="Internet_20_link" text:visited-style-name="Visited_20_Internet_20_Link"><text:span text:style-name="Source_20_Text"><text:span text:style-name="T2">https://www.youtube.com/watch?v=RhzNblmp0FA</text:span></text:span></text:a></text:p>
      <text:p text:style-name="Standard"><text:span text:style-name="Source_20_Text"><text:span text:style-name="T2"/></text:span></text:p>
      <text:p text:style-name="Standard"><text:span text:style-name="Source_20_Text"><text:span text:style-name="T2">The Final Project report detailing each group member’s contribution can be found on iLearn in the same location as this note as well as in the repo at:</text:span></text:span></text:p>
      <text:p text:style-name="P1"><text:a xlink:type="simple" xlink:href="https://github.com/fractalclockwork/Math425/blob/main/docs/final_project.pdf" text:style-name="Internet_20_link" text:visited-style-name="Visited_20_Internet_20_Link">https://github.com/fractalclockwork/Math425/blob/main/docs/final_project.pdf</text:a></text:p>
      <text:p text:style-name="Standard"><text:span text:style-name="Source_20_Text"><text:span text:style-name="T2"/></text:span></text:p>
      <text:p text:style-name="Standard"><text:span text:style-name="Source_20_Text"><text:span text:style-name="T2">Best Regards,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Math 425, Group 3</text:span></text:span></text:p>
      <text:p text:style-name="Standard"><text:span text:style-name="Source_20_Text"><text:span text:style-name="T2"/></text:span></text:p>
      <text:p text:style-name="P1">Anneke Moeller</text:p>
      <text:p text:style-name="P1">Shem Cheng</text:p>
      <text:p text:style-name="P1">Rai’d Muhammad</text:p>
      <text:p text:style-name="P1">Brent Thorne</text:p>
      <text:p text:style-name="Standard"><text:span text:style-name="Source_20_Text"><text:span text:style-name="T2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, 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 style:default-outline-level="">
      <style:paragraph-properties fo:margin-top="0.1472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0882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0583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0291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0291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0291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0291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0291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/>
      <style:text-properties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472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181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882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583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291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291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291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291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291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ue_5f_Curve1_7e_LT_7e_Gliederung_20_1" style:display-name="Blue_Curve1~LT~Gliederung 1" style:family="paragraph" style:default-outline-level="">
      <style:paragraph-properties fo:margin-top="0.1472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1181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0882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0583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0291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0291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0291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0291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0291in" fo:margin-bottom="0in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0:31:26.815114871</meta:creation-date>
    <dc:date>2022-04-26T10:49:35.445307066</dc:date>
    <meta:editing-duration>PT7M58S</meta:editing-duration>
    <meta:editing-cycles>1</meta:editing-cycles>
    <meta:document-statistic meta:table-count="0" meta:image-count="0" meta:object-count="0" meta:page-count="1" meta:paragraph-count="16" meta:word-count="94" meta:character-count="749" meta:non-whitespace-character-count="669"/>
    <meta:generator>LibreOffice/6.4.7.2$Linux_X86_64 LibreOffice_project/40$Build-2</meta:generator>
  </office:meta>
</office:document-meta>
</file>